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c9f" officeooo:paragraph-rsid="0013cc9f"/>
    </style:style>
    <style:style style:name="P2" style:family="paragraph" style:parent-style-name="Standard">
      <style:text-properties officeooo:rsid="0013cc9f" officeooo:paragraph-rsid="0013cc9f"/>
    </style:style>
    <style:style style:name="P3" style:family="paragraph" style:parent-style-name="Standard">
      <style:text-properties officeooo:rsid="001652fa" officeooo:paragraph-rsid="001652fa"/>
    </style:style>
    <style:style style:name="P4" style:family="paragraph" style:parent-style-name="Standard">
      <style:text-properties officeooo:rsid="0018b0ff" officeooo:paragraph-rsid="0018b0ff"/>
    </style:style>
    <style:style style:name="P5" style:family="paragraph" style:parent-style-name="Standard">
      <style:text-properties officeooo:rsid="00192eb0" officeooo:paragraph-rsid="00192eb0"/>
    </style:style>
    <style:style style:name="T1" style:family="text">
      <style:text-properties officeooo:rsid="00159741"/>
    </style:style>
    <style:style style:name="T2" style:family="text">
      <style:text-properties officeooo:rsid="0018b0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C ROS Assignment <text:span text:style-name="T2">4</text:span>:</text:p>
      <text:p text:style-name="P1"/>
      <text:p text:style-name="P1">Theory:</text:p>
      <text:p text:style-name="P1">1. The robot_pose_ekf package can subscribe to <text:span text:style-name="T1">3</text:span> topics: odom, imu_data, <text:span text:style-name="T1">and </text:span>vo.</text:p>
      <text:p text:style-name="P1">2. If you have a sensor that does not publish data on any of the topics robot_pose_ekf works with, you can remap a topic name to the topic you need. Within the launch file of the node you want to listen to the sensor on, add the line &lt;remap from=”existing_topic” to=”desired_topic” /&gt; between the &lt;node&gt;...&lt;/node&gt; scope.</text:p>
      <text:p text:style-name="P3">3.</text:p>
      <text:p text:style-name="P3"/>
      <text:p text:style-name="P4">Tasks:</text:p>
      <text:p text:style-name="P4">1. 2 original topic names that will be used for robot_localization’s local EKF node: vehicle_state/velocity and imu/data</text:p>
      <text:p text:style-name="P4">2. The specific sensorN’s that will be used for each topic are: odom0 and imu0</text:p>
      <text:p text:style-name="P5">3. Sensor matrices for:</text:p>
      <text:p text:style-name="P5">odom0: [false, false, false, <text:tab/><text:tab/><text:tab/><text:tab/>imu0: [false, false, false,</text:p>
      <text:p text:style-name="P5"><text:tab/> <text:s/>false, false, false, <text:tab/><text:tab/><text:tab/><text:tab/><text:tab/>true, true, true,</text:p>
      <text:p text:style-name="P5"><text:s text:c="14"/>true, true, true, <text:tab/><text:tab/><text:tab/><text:tab/><text:tab/>false, false, false,</text:p>
      <text:p text:style-name="P5"><text:tab/> <text:s/>false, false, false, <text:tab/><text:tab/><text:tab/><text:tab/><text:tab/>true, true, true,</text:p>
      <text:p text:style-name="P5"><text:tab/> <text:s/>false, false, false]<text:tab/><text:tab/><text:tab/><text:tab/><text:tab/>false, false, false]</text:p>
      <text:p text:style-name="P5">4. 3 topic names that will be <text:span text:style-name="T2">used for robot_localization’s </text:span>global<text:span text:style-name="T2"> EKF node: </text:span>vehicle_state/velocity, garmin_gps/odom, imu/data</text:p>
      <text:p text:style-name="P5">5. Sensor matrices for:</text:p>
      <text:p text:style-name="P5">odom0: [false, false, false, <text:tab/><text:tab/><text:tab/><text:tab/>imu0: [false, false, false,</text:p>
      <text:p text:style-name="P5"><text:tab/> <text:s/>false, false, false, <text:tab/><text:tab/><text:tab/><text:tab/><text:tab/>true, true, false,</text:p>
      <text:p text:style-name="P5"><text:s text:c="14"/>true, true, true, <text:tab/><text:tab/><text:tab/><text:tab/><text:tab/>false, false, false,</text:p>
      <text:p text:style-name="P5"><text:tab/> <text:s/>false, false, false, <text:tab/><text:tab/><text:tab/><text:tab/><text:tab/>true, true, true,</text:p>
      <text:p text:style-name="P5"><text:tab/> <text:s/>false, false, false]<text:tab/><text:tab/><text:tab/><text:tab/><text:tab/>false, false, false]</text:p>
      <text:p text:style-name="P5"/>
      <text:p text:style-name="P5">odom1: [true, true, true, <text:tab/><text:tab/><text:tab/><text:tab/></text:p>
      <text:p text:style-name="P5"><text:tab/> <text:s/>false, false, false, <text:tab/><text:tab/><text:tab/><text:tab/><text:tab/></text:p>
      <text:p text:style-name="P5"><text:s text:c="14"/>false, false, false, <text:tab/><text:tab/><text:tab/><text:tab/><text:tab/></text:p>
      <text:p text:style-name="P5"><text:tab/> <text:s/>false, false, false, <text:tab/><text:tab/><text:tab/><text:tab/><text:tab/></text:p>
      <text:p text:style-name="P5"><text:tab/> <text:s/>false, false, false]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39:43.225669680</meta:creation-date>
    <dc:date>2017-11-27T19:55:08.601433231</dc:date>
    <meta:editing-duration>PT21H57M1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12" meta:character-count="1477" meta:non-whitespace-character-count="1148"/>
  </office:meta>
</office:document-meta>
</file>